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a4" style:family="table">
      <style:table-properties style:width="16.986cm" table:align="left"/>
    </style:style>
    <style:style style:name="Tabella4.A" style:family="table-column">
      <style:table-column-properties style:column-width="1.699cm"/>
    </style:style>
    <style:style style:name="Tabella4.1" style:family="table-row">
      <style:table-row-properties style:min-row-height="0.55cm"/>
    </style:style>
    <style:style style:name="Tabella4.A1" style:family="table-cell">
      <style:table-cell-properties style:vertical-align="middle" fo:background-color="#ffffff" fo:padding="0.097cm" fo:border="none">
        <style:background-image/>
      </style:table-cell-properties>
    </style:style>
    <style:style style:name="Tabella2" style:family="table">
      <style:table-properties style:width="16.993cm" table:align="left"/>
    </style:style>
    <style:style style:name="Tabella2.A" style:family="table-column">
      <style:table-column-properties style:column-width="6.795cm"/>
    </style:style>
    <style:style style:name="Tabella2.B" style:family="table-column">
      <style:table-column-properties style:column-width="1.699cm"/>
    </style:style>
    <style:style style:name="Tabella2.C" style:family="table-column">
      <style:table-column-properties style:column-width="8.5cm"/>
    </style:style>
    <style:style style:name="Tabella2.1" style:family="table-row">
      <style:table-row-properties style:min-row-height="0.55cm"/>
    </style:style>
    <style:style style:name="Tabella2.A1" style:family="table-cell">
      <style:table-cell-properties style:vertical-align="middle" fo:background-color="#ffffff" fo:padding="0.097cm" fo:border-left="none" fo:border-right="none" fo:border-top="0.05pt solid #000000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15pt" fo:font-weight="bold" officeooo:rsid="004bad91" officeooo:paragraph-rsid="004bad91" style:font-size-asian="15pt" style:font-weight-asian="bold" style:font-size-complex="15pt" style:font-weight-complex="bold"/>
    </style:style>
    <style:style style:name="P2" style:family="paragraph" style:parent-style-name="Header">
      <style:paragraph-properties fo:text-align="center" style:justify-single-word="false"/>
      <style:text-properties fo:font-size="6pt" fo:font-weight="bold" officeooo:rsid="004bad91" officeooo:paragraph-rsid="004bad91" style:font-size-asian="5.25pt" style:font-weight-asian="bold" style:font-size-complex="6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2pt" fo:font-weight="bold" officeooo:rsid="004bad91" officeooo:paragraph-rsid="004bad91" style:font-size-asian="1.75pt" style:font-weight-asian="bold" style:font-size-complex="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fo:font-weight="bold" officeooo:rsid="004bad91" officeooo:paragraph-rsid="004bad91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Arial" fo:font-size="9pt" fo:font-weight="normal" officeooo:paragraph-rsid="005225aa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Arial" fo:font-size="9pt" fo:font-weight="normal" officeooo:paragraph-rsid="00545e4a" style:font-size-asian="9pt" style:font-weight-asian="normal" style:font-size-complex="9pt" style:font-weight-complex="normal"/>
    </style:style>
    <style:style style:name="P10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text-properties officeooo:paragraph-rsid="005225aa"/>
    </style:style>
    <style:style style:name="P12" style:family="paragraph" style:parent-style-name="Footer">
      <style:text-properties style:font-name="Arial" fo:font-size="6pt" fo:font-weight="bold" style:font-size-asian="6pt" style:font-weight-asian="bold" style:font-size-complex="6pt" style:font-weight-complex="bold"/>
    </style:style>
    <style:style style:name="P13" style:family="paragraph" style:parent-style-name="Footer">
      <style:paragraph-properties fo:text-align="end" style:justify-single-word="false"/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 fo:break-before="auto" fo:break-after="auto"/>
      <style:text-properties style:font-name="Arial" fo:font-size="6pt" fo:font-weight="normal" style:font-size-asian="6pt" style:font-weight-asian="normal" style:font-size-complex="6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fo:font-weight="bold" officeooo:rsid="00545e4a" officeooo:paragraph-rsid="00545e4a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Arial" fo:font-size="9pt" fo:font-weight="normal" officeooo:paragraph-rsid="005225aa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Arial" fo:font-size="9pt" fo:font-weight="bold" officeooo:paragraph-rsid="005225aa" style:font-size-asian="9pt" style:font-weight-asian="bold" style:font-size-complex="9pt" style:font-weight-complex="bold"/>
    </style:style>
    <style:style style:name="T1" style:family="text">
      <style:text-properties officeooo:rsid="00545e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for each="o in objects"&gt;</text:placeholder></text:p>
      <table:table table:name="Tabella4" table:style-name="Tabella4">
        <table:table-column table:style-name="Tabella4.A" table:number-columns-repeated="10"/>
        <table:table-row table:style-name="Tabella4.1">
          <table:table-cell table:style-name="Tabella4.A1" office:value-type="string">
            <text:p text:style-name="P7"><text:placeholder text:placeholder-type="text">&lt;o.salesagent_id.name&gt;</text:placeholder></text:p>
          </table:table-cell>
          <table:table-cell table:style-name="Tabella4.A1" office:value-type="string">
            <text:p text:style-name="P7"><text:placeholder text:placeholder-type="text">&lt;o.name&gt;</text:placeholder></text:p>
          </table:table-cell>
          <table:table-cell table:style-name="Tabella4.A1" office:value-type="string">
            <text:p text:style-name="P7"><text:placeholder text:placeholder-type="text">&lt;o.price_subtotal&gt;</text:placeholder></text:p>
          </table:table-cell>
          <table:table-cell table:style-name="Tabella4.A1" office:value-type="string">
            <text:p text:style-name="P7"><text:placeholder text:placeholder-type="text">&lt;o.commission_percentage&gt;</text:placeholder></text:p>
          </table:table-cell>
          <table:table-cell table:style-name="Tabella4.A1" office:value-type="string">
            <text:p text:style-name="P7"><text:placeholder text:placeholder-type="text">&lt;o.commission&gt;</text:placeholder></text:p>
          </table:table-cell>
          <table:table-cell table:style-name="Tabella4.A1" office:value-type="string">
            <text:p text:style-name="P7"><text:placeholder text:placeholder-type="text">&lt;o.payment_commission_date or ''&gt;</text:placeholder></text:p>
          </table:table-cell>
          <table:table-cell table:style-name="Tabella4.A1" office:value-type="string">
            <text:p text:style-name="P9"><text:placeholder text:placeholder-type="text">&lt;o.payment_commission_date or ''&gt;</text:placeholder></text:p>
          </table:table-cell>
          <table:table-cell table:style-name="Tabella4.A1" office:value-type="string">
            <text:p text:style-name="P9"><text:placeholder text:placeholder-type="text">&lt;o.payment_commission_date or ''&gt;</text:placeholder></text:p>
          </table:table-cell>
          <table:table-cell table:style-name="Tabella4.A1" office:value-type="string">
            <text:p text:style-name="P9"><text:placeholder text:placeholder-type="text">&lt;o.payment_commission_date or ''&gt;</text:placeholder></text:p>
          </table:table-cell>
          <table:table-cell table:style-name="Tabella4.A1" office:value-type="string">
            <text:p text:style-name="P9"><text:placeholder text:placeholder-type="text">&lt;o.payment_commission_date or ''&gt;</text:placeholder></text:p>
          </table:table-cell>
        </table:table-row>
      </table:table>
      <text:p text:style-name="P5"><text:placeholder text:placeholder-type="text">&lt;/for&gt;</text:placeholder></text:p>
      <text:p text:style-name="P6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8"/>
          </table:table-cell>
          <table:table-cell table:style-name="Tabella2.A1" office:value-type="string">
            <text:p text:style-name="P17"><text:placeholder text:placeholder-type="text">&lt;ListSum(objects, 'commission')&gt;</text:placeholder></text:p>
          </table:table-cell>
          <table:table-cell table:style-name="Tabella2.A1" office:value-type="string">
            <text:p text:style-name="P8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86cm" table:align="left"/>
    </style:style>
    <style:style style:name="Tabella1.A" style:family="table-column">
      <style:table-column-properties style:column-width="1.699cm"/>
    </style:style>
    <style:style style:name="Tabella1.A1" style:family="table-cell">
      <style:table-cell-properties fo:padding="0.097cm" fo:border-left="0.05pt solid #000000" fo:border-right="none" fo:border-top="0.05pt solid #000000" fo:border-bottom="none"/>
    </style:style>
    <style:style style:name="Tabella1.H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text-align="center" style:justify-single-word="false"/>
      <style:text-properties fo:font-size="15pt" fo:font-weight="bold" officeooo:rsid="004bad91" officeooo:paragraph-rsid="004bad91" style:font-size-asian="15pt" style:font-weight-asian="bold" style:font-size-complex="15pt" style:font-weight-complex="bold"/>
    </style:style>
    <style:style style:name="MP2" style:family="paragraph" style:parent-style-name="Header">
      <style:paragraph-properties fo:text-align="center" style:justify-single-word="false"/>
      <style:text-properties fo:font-size="6pt" fo:font-weight="bold" officeooo:rsid="004bad91" officeooo:paragraph-rsid="004bad91" style:font-size-asian="5.25pt" style:font-weight-asian="bold" style:font-size-complex="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9pt" fo:font-weight="bold" officeooo:rsid="004bad91" officeooo:paragraph-rsid="004bad91" style:font-size-asian="9pt" style:font-weight-asian="bold" style:font-size-complex="9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fo:font-weight="bold" officeooo:rsid="00545e4a" officeooo:paragraph-rsid="00545e4a" style:font-size-asian="9pt" style:font-weight-asian="bold" style:font-size-complex="9pt" style:font-weight-complex="bold"/>
    </style:style>
    <style:style style:name="MP5" style:family="paragraph" style:parent-style-name="Header">
      <style:paragraph-properties fo:text-align="center" style:justify-single-word="false"/>
      <style:text-properties fo:font-size="2pt" fo:font-weight="bold" officeooo:rsid="004bad91" officeooo:paragraph-rsid="004bad91" style:font-size-asian="1.75pt" style:font-weight-asian="bold" style:font-size-complex="2pt" style:font-weight-complex="bold"/>
    </style:style>
    <style:style style:name="MP6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MP7" style:family="paragraph" style:parent-style-name="Footer">
      <style:text-properties style:font-name="Arial" fo:font-size="6pt" fo:font-weight="bold" style:font-size-asian="6pt" style:font-weight-asian="bold" style:font-size-complex="6pt" style:font-weight-complex="bold"/>
    </style:style>
    <style:style style:name="MP8" style:family="paragraph" style:parent-style-name="Footer">
      <style:paragraph-properties fo:text-align="end" style:justify-single-word="false"/>
      <style:text-properties style:font-name="Arial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1" style:family="text">
      <style:text-properties officeooo:rsid="00545e4a"/>
    </style:style>
    <style:page-layout style:name="Mpm1">
      <style:page-layout-properties fo:page-width="21.001cm" fo:page-height="29.7cm" style:num-format="1" style:print-orientation="portrait" fo:margin-top="2cm" fo:margin-bottom="1.00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1.217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IEPILOGO PROVVIGIONI</text:p>
        <text:p text:style-name="MP2"/>
        <table:table table:name="Tabella1" table:style-name="Tabella1">
          <table:table-column table:style-name="Tabella1.A" table:number-columns-repeated="10"/>
          <table:table-row>
            <table:table-cell table:style-name="Tabella1.A1" office:value-type="string">
              <text:p text:style-name="MP3"/>
            </table:table-cell>
            <table:table-cell table:style-name="Tabella1.A1" office:value-type="string">
              <text:p text:style-name="MP4"/>
            </table:table-cell>
            <table:table-cell table:style-name="Tabella1.A1" office:value-type="string">
              <text:p text:style-name="MP4"/>
            </table:table-cell>
            <table:table-cell table:style-name="Tabella1.A1" table:number-columns-spanned="2" office:value-type="string">
              <text:p text:style-name="MP4">PROVVIGIONI</text:p>
            </table:table-cell>
            <table:covered-table-cell/>
            <table:table-cell table:style-name="Tabella1.A1" table:number-columns-spanned="2" office:value-type="string">
              <text:p text:style-name="MP4">PAGAMENTO</text:p>
            </table:table-cell>
            <table:covered-table-cell/>
            <table:table-cell table:style-name="Tabella1.H1" table:number-columns-spanned="3" office:value-type="string">
              <text:p text:style-name="MP4">FATTURA</text:p>
            </table:table-cell>
            <table:covered-table-cell/>
            <table:covered-table-cell/>
          </table:table-row>
          <table:table-row>
            <table:table-cell table:style-name="Tabella1.A2" office:value-type="string">
              <text:p text:style-name="MP3">AGENTE</text:p>
            </table:table-cell>
            <table:table-cell table:style-name="Tabella1.A2" office:value-type="string">
              <text:p text:style-name="MP4">DESCR.</text:p>
            </table:table-cell>
            <table:table-cell table:style-name="Tabella1.A2" office:value-type="string">
              <text:p text:style-name="MP4">SUBTOT.</text:p>
            </table:table-cell>
            <table:table-cell table:style-name="Tabella1.A2" office:value-type="string">
              <text:p text:style-name="MP3">%</text:p>
            </table:table-cell>
            <table:table-cell table:style-name="Tabella1.A2" office:value-type="string">
              <text:p text:style-name="MP3"><text:span text:style-name="MT1">TOT</text:span>.</text:p>
            </table:table-cell>
            <table:table-cell table:style-name="Tabella1.A2" office:value-type="string">
              <text:p text:style-name="MP4">DATA</text:p>
            </table:table-cell>
            <table:table-cell table:style-name="Tabella1.A2" office:value-type="string">
              <text:p text:style-name="MP4">NOTE</text:p>
            </table:table-cell>
            <table:table-cell table:style-name="Tabella1.A2" office:value-type="string">
              <text:p text:style-name="MP4">NUM.</text:p>
            </table:table-cell>
            <table:table-cell table:style-name="Tabella1.A2" office:value-type="string">
              <text:p text:style-name="MP4">DATA</text:p>
            </table:table-cell>
            <table:table-cell table:style-name="Tabella1.J2" office:value-type="string">
              <text:p text:style-name="MP4">CLIENTE</text:p>
            </table:table-cell>
          </table:table-row>
        </table:table>
        <text:p text:style-name="MP5"/>
      </style:header>
      <style:footer>
        <text:p text:style-name="MP6"/>
        <text:p text:style-name="MP7"/>
        <text:p text:style-name="MP8"><text:s/>Pagina <text:page-number text:select-page="current">1</text:page-number> di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9T19:49:13</meta:creation-date>
    <dc:date>2013-07-24T19:11:43</dc:date>
    <meta:editing-duration>PT8H55M21S</meta:editing-duration>
    <meta:editing-cycles>204</meta:editing-cycles>
    <meta:generator>LibreOffice/3.6$Linux_x86 LibreOffice_project/360m1$Build-2</meta:generator>
    <dc:creator>Francesco Apruzzese</dc:creator>
    <meta:document-statistic meta:table-count="3" meta:image-count="0" meta:object-count="0" meta:page-count="1" meta:paragraph-count="28" meta:word-count="46" meta:character-count="424" meta:non-whitespace-character-count="405"/>
  </office:meta>
</office:document-meta>
</file>